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0342" officeooo:paragraph-rsid="001e0342"/>
    </style:style>
    <style:style style:name="P2" style:family="paragraph" style:parent-style-name="Heading_20_2">
      <style:paragraph-properties fo:text-align="center" style:justify-single-word="false"/>
      <style:text-properties officeooo:rsid="001e0342" officeooo:paragraph-rsid="001e03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apstone Project - The Battle of Neighborhoods</text:h>
      <text:p text:style-name="P1"/>
      <text:p text:style-name="P1"/>
      <text:p text:style-name="P1">Final report</text:p>
      <text:p text:style-name="P1"/>
      <text:p text:style-name="P1">1) Introduction</text:p>
      <text:p text:style-name="P1"/>
      <text:p text:style-name="P1">Since I will soon be moving to Berlin to start a new Job (as a Data scientist of course) I find myself wondering in which Neighborhood I would preferably live in. So far I am offered two apartments in two different Neighborhoods. In order to choose an apartment, I would like to know which Neighborhood offers more leisure activities that suit my tast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39:43.418383880</meta:creation-date>
    <dc:date>2020-05-17T18:48:05.945826083</dc:date>
    <meta:editing-duration>PT8M31S</meta:editing-duration>
    <meta:editing-cycles>1</meta:editing-cycles>
    <meta:document-statistic meta:table-count="0" meta:image-count="0" meta:object-count="0" meta:page-count="1" meta:paragraph-count="4" meta:word-count="74" meta:character-count="427" meta:non-whitespace-character-count="356"/>
    <meta:generator>LibreOffice/6.0.7.3$Linux_X86_64 LibreOffice_project/00m0$Build-3</meta:generator>
  </office:meta>
</office:document-meta>
</file>